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62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Default" office:value-type="string" calcext:value-type="string">
            <text:p>Variable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Reasonable range</text:p>
          </table:table-cell>
          <table:table-cell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t64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Index put in by Pand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esscont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Determines what type of traffic allowed on a ro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edroadt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-11</text:p>
          </table:table-cell>
          <table:table-cell office:value-type="string" calcext:value-type="string">
            <text:p>Description of roads added to the GIS that are 250 feet or more and serve a specific land 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t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verage annual daily traff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tderivat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-5</text:p>
          </table:table-cell>
          <table:table-cell office:value-type="string" calcext:value-type="string">
            <text:p>How ADT is deri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tstation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DT count station location numb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tyear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ar of ADT coll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signed_1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Defines the source of the assigned length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signedle</text:p>
          </table:table-cell>
          <table:table-cell office:value-type="string" calcext:value-type="string">
            <text:p>float64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gment length in mi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351</text:p>
          </table:table-cell>
          <table:table-cell office:value-type="string" calcext:value-type="string">
            <text:p>city names; link up with other names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nty</text:p>
          </table:table-cell>
          <table:table-cell office:value-type="string" calcext:value-type="string">
            <text:p>categorical (object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-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n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n unique identifier combining county code and roadinventory_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rbs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-5</text:p>
          </table:table-cell>
          <table:table-cell office:value-type="string" calcext:value-type="string">
            <text:p>Curb type identifi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activ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Date road active or 1/1/2004, whichever soon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quation_1</text:p>
          </table:table-cell>
          <table:table-cell office:value-type="string" calcext:value-type="string">
            <text:p>float64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easured length along the specified EquationRoute where this roadsegment en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quationro</text:p>
          </table:table-cell>
          <table:table-cell office:value-type="string" calcext:value-type="string">
            <text:p>float64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easured length along the specified EquationRoute where this roadsegment star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ilityty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12</text:p>
          </table:table-cell>
          <table:table-cell office:value-type="string" calcext:value-type="string">
            <text:p>Mainline roadway, roundabout, tunnel, etc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laid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istoric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lfun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7</text:p>
          </table:table-cell>
          <table:table-cell office:value-type="string" calcext:value-type="string">
            <text:p>federal function classific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omcity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351</text:p>
          </table:table-cell>
          <table:table-cell office:value-type="string" calcext:value-type="string">
            <text:p>city names; link up with other names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omendty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defines the start of the street the segment lies 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ommeasur</text:p>
          </table:table-cell>
          <table:table-cell office:value-type="string" calcext:value-type="string">
            <text:p>float64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he measured length along the RoadSegment feature where the RoadInventory segment begi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omstate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state where the street starts, when at a state bound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omstree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ross-street where the street starts, when it does so at a cross-stre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use urban/rural designation to int64erpret functional classific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turefaci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defin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mscode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2 is part of the highway performance monitoring system, else n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mssampl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dentifier of the hpms samp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ri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avement roughn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ristatus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Data collected = 1 else the reason why n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riyear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ar of IRI measure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unknown defin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risdicti</text:p>
          </table:table-cell>
          <table:table-cell office:value-type="string" calcext:value-type="string">
            <text:p>categorical (mixed1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0, B-J</text:p>
          </table:table-cell>
          <table:table-cell office:value-type="string" calcext:value-type="string">
            <text:p>Who has jurisdiction over the roadw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ftshou_1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width of lefthand shoul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ftshould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-4</text:p>
          </table:table-cell>
          <table:table-cell office:value-type="string" calcext:value-type="string">
            <text:p>type of lefthand shoul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ftsidewa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width of lefthand sidewal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fecycles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9</text:p>
          </table:table-cell>
          <table:table-cell office:value-type="string" calcext:value-type="string">
            <text:p>Describes status of road; parking lot, roadway, ferry, etc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sdothig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MassDOT distri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iantype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type of median on divided roa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ianwidt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width of the medain in fe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hs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1 on metropolitan highway system, 0 n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leagecou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mileage counted towards road centerline milea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o</text:p>
          </table:table-cell>
          <table:table-cell office:value-type="string" calcext:value-type="string">
            <text:p>categorical (object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etropolitan Planning Org; translate to categorical? TRANSLATE 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nicipa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1 city, 2 town, 3 town with city gover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hsstatus</text:p>
          </table:table-cell>
          <table:table-cell office:value-type="string" calcext:value-type="string">
            <text:p>categorical (int6464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-15</text:p>
          </table:table-cell>
          <table:table-cell office:value-type="string" calcext:value-type="string">
            <text:p>national highway system stat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ofpe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mber of peak hour la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oftr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osingdi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-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ositenu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i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scribes pavement cond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iyear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ar of PSI estim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ghtofway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ight of way wid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ghtsho_1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width of right shoul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ghtshoul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-4</text:p>
          </table:table-cell>
          <table:table-cell office:value-type="string" calcext:value-type="string">
            <text:p>type of right shoul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ghtsidew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width of right sidewal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adinvent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unique identifier of the road inventory 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adsegmen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unique identifier of the base ar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tedirec</text:p>
          </table:table-cell>
          <table:table-cell office:value-type="string" calcext:value-type="string">
            <text:p>categorical (object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irection TRANSLATE 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tefrom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easured length along Route where this roadinventory segment en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teke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imary state numbered route on which this segment lies. This could be handy!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tenumb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oute number design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tequali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Not implemented at this time (supposedly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tesyst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oute system, can be categoric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tet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easured length along Route where this roadinventory segment star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tetype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Non-numbered, numbered and h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a</text:p>
          </table:table-cell>
          <table:table-cell office:value-type="string" calcext:value-type="string">
            <text:p>categorical (object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gional Planning Agency, can be categorical. TRANSLATE 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pe_len</text:p>
          </table:table-cell>
          <table:table-cell office:value-type="string" calcext:value-type="string">
            <text:p>float64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unknown defin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edlimit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-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eetlist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dentifier of the street segment is 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reetna_1</text:p>
          </table:table-cell>
          <table:table-cell table:style-name="ce3" office:value-type="string" calcext:value-type="string">
            <text:p>object</text:p>
          </table:table-cell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WILL COMBINE int64O ONE COLUMN WITH STREET NAME</text:p>
          </table:table-cell>
          <table:table-cell table:style-name="ce3" table:number-columns-repeated="1019"/>
        </table:table-row>
        <table:table-row table:style-name="ro1">
          <table:table-cell table:style-name="ce2" office:value-type="string" calcext:value-type="string">
            <text:p>streetname</text:p>
          </table:table-cell>
          <table:table-cell table:style-name="ce3" office:value-type="string" calcext:value-type="string">
            <text:p>object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streetoper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 one way, 2 two w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uctural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route</text:p>
          </table:table-cell>
          <table:table-cell office:value-type="string" calcext:value-type="string">
            <text:p>categorical (object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ptional design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rfacetyp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9</text:p>
          </table:table-cell>
          <table:table-cell office:value-type="string" calcext:value-type="string">
            <text:p>Type of road surfa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rfacewid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Measurement of traveled way, minus should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city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351</text:p>
          </table:table-cell>
          <table:table-cell office:value-type="string" calcext:value-type="string">
            <text:p>city names; link up with other names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endtyp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describes end of street segment lies 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llroad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-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measure</text:p>
          </table:table-cell>
          <table:table-cell office:value-type="string" calcext:value-type="string">
            <text:p>float64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he measured length along the RoadSegment feature where the RoadInventory segment en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state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streetna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he cross-street where the street en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cknetwo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unknown defin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uckroute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Type of trucks allow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divide_1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Width of the should on opposite side of ro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dividedl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-4</text:p>
          </table:table-cell>
          <table:table-cell office:value-type="string" calcext:value-type="string">
            <text:p>type of shoulder on the lefthand side of road while travelling NB/E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rbanizeda</text:p>
          </table:table-cell>
          <table:table-cell office:value-type="string" calcext:value-type="string">
            <text:p>categorical (object)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ee note</text:p>
          </table:table-cell>
          <table:table-cell office:value-type="string" calcext:value-type="string">
            <text:p>rural or description of urban area 23 different factors that could actually be four. Consider combining. TRANSLATE 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rbantype</text:p>
          </table:table-cell>
          <table:table-cell office:value-type="string" calcext:value-type="string">
            <text:p>categorical (int6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5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 style:data-style-name="N2" text:time-value="21:24:04.7382811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3:27:52.775832464</meta:creation-date>
    <dc:date>2016-06-12T21:26:32.568663997</dc:date>
    <meta:editing-duration>PT2H49M47S</meta:editing-duration>
    <meta:editing-cycles>54</meta:editing-cycles>
    <meta:generator>LibreOffice/4.2.8.2$Linux_X86_64 LibreOffice_project/420m0$Build-2</meta:generator>
    <meta:document-statistic meta:table-count="1" meta:cell-count="397" meta:object-count="0"/>
  </office:meta>
</office:document-meta>
</file>